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C0000018723EF89D3A312BCB9.png" manifest:media-type="image/png"/>
  <manifest:file-entry manifest:full-path="Pictures/10000201000001E400000082889662D753E0BC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f2a" officeooo:paragraph-rsid="00191f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要点</text:p>
      <text:p text:style-name="P1">1、配置依赖</text:p>
      <text:p text:style-name="P1">2、配置配置文件</text:p>
      <text:p text:style-name="P1">二、配置依赖</text:p>
      <text:p text:style-name="P1"><draw:frame draw:style-name="fr1" draw:name="图像1" text:anchor-type="paragraph" svg:width="12.806cm" svg:height="3.44cm" draw:z-index="0"><draw:image xlink:href="Pictures/10000201000001E400000082889662D753E0BC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三、配置文件配置</text:p>
      <text:p text:style-name="P1"><draw:frame draw:style-name="fr2" draw:name="图像2" text:anchor-type="paragraph" svg:width="17cm" svg:height="7.193cm" draw:z-index="1"><draw:image xlink:href="Pictures/100002010000039C0000018723EF89D3A312BC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0:52:42.353288549</meta:creation-date>
    <meta:generator>LibreOffice/6.0.7.3$Linux_X86_64 LibreOffice_project/00m0$Build-3</meta:generator>
    <dc:date>2019-09-05T10:56:36.596734675</dc:date>
    <meta:editing-duration>PT3M54S</meta:editing-duration>
    <meta:editing-cycles>2</meta:editing-cycles>
    <meta:document-statistic meta:table-count="0" meta:image-count="2" meta:object-count="0" meta:page-count="1" meta:paragraph-count="5" meta:word-count="32" meta:character-count="32" meta:non-whitespace-character-count="32"/>
  </office:meta>
</office:document-meta>
</file>